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MiteThru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Disc plexi diam :90mm thick : 5mm</text:p>
          </table:table-cell>
          <table:table-cell office:value-type="string" calcext:value-type="string">
            <text:p>Home ma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DiscPVC D75 mm for camera</text:p>
          </table:table-cell>
          <table:table-cell office:value-type="string" calcext:value-type="string">
            <text:p>Home ma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DiscPVC D75 mm for fan</text:p>
          </table:table-cell>
          <table:table-cell office:value-type="string" calcext:value-type="string">
            <text:p>Home ma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srew diam 4 mmround head L=25mm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bolts diam 4 mm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Screw diam 2 mm round head L=10mm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Bolt diam 2 mm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Tube PVC 80mm L=220mm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threaded rod 3mm L= 120mm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bolt 3mm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lock washer 3 mm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washer 3 mm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Round 1 x 1 Straight Side</text:p>
          </table:table-cell>
          <table:table-cell office:value-type="string" calcext:value-type="string">
            <text:p>Lego</text:p>
          </table:table-cell>
          <table:table-cell office:value-type="float" office:value="4073" calcext:value-type="float">
            <text:p>4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Brick 8x1</text:p>
          </table:table-cell>
          <table:table-cell office:value-type="string" calcext:value-type="string">
            <text:p>Lego</text:p>
          </table:table-cell>
          <table:table-cell office:value-type="float" office:value="3008" calcext:value-type="float">
            <text:p>3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Brick 6x1</text:p>
          </table:table-cell>
          <table:table-cell/>
          <table:table-cell office:value-type="float" office:value="3009" calcext:value-type="float">
            <text:p>3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Brick 14x1</text:p>
          </table:table-cell>
          <table:table-cell/>
          <table:table-cell office:value-type="float" office:value="32018" calcext:value-type="float">
            <text:p>3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Brick 8x1 w holes</text:p>
          </table:table-cell>
          <table:table-cell office:value-type="string" calcext:value-type="string">
            <text:p>Lego</text:p>
          </table:table-cell>
          <table:table-cell office:value-type="float" office:value="3702" calcext:value-type="float">
            <text:p>37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Brick 6x1 w holes</text:p>
          </table:table-cell>
          <table:table-cell office:value-type="string" calcext:value-type="string">
            <text:p>Lego</text:p>
          </table:table-cell>
          <table:table-cell office:value-type="float" office:value="3894" calcext:value-type="float">
            <text:p>3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Brick 1x1</text:p>
          </table:table-cell>
          <table:table-cell/>
          <table:table-cell office:value-type="float" office:value="3005" calcext:value-type="float">
            <text:p>30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plate 6x2</text:p>
          </table:table-cell>
          <table:table-cell/>
          <table:table-cell office:value-type="float" office:value="3795" calcext:value-type="float">
            <text:p>3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plate 4x1</text:p>
          </table:table-cell>
          <table:table-cell/>
          <table:table-cell office:value-type="float" office:value="3710" calcext:value-type="float">
            <text:p>37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plate 8x1</text:p>
          </table:table-cell>
          <table:table-cell/>
          <table:table-cell office:value-type="float" office:value="3460" calcext:value-type="float">
            <text:p>3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plate 8x2</text:p>
          </table:table-cell>
          <table:table-cell/>
          <table:table-cell office:value-type="float" office:value="3034" calcext:value-type="float">
            <text:p>3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plate 14x2</text:p>
          </table:table-cell>
          <table:table-cell/>
          <table:table-cell office:value-type="float" office:value="91988" calcext:value-type="float">
            <text:p>919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mputing</text:p>
          </table:table-cell>
          <table:table-cell table:style-name="ce1" office:value-type="string" calcext:value-type="string">
            <text:p>CBPIBLOX-YEL. - <text:s/>Pi Box, Raspberry Pi Model B, B+, 2 and 3 ABS </text:p>
          </table:table-cell>
          <table:table-cell office:value-type="string" calcext:value-type="string">
            <text:p>Multicom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ing</text:p>
          </table:table-cell>
          <table:table-cell table:style-name="ce1" office:value-type="string" calcext:value-type="string">
            <text:p>Axial Fan, 40 x 40 x 10mm 11.4m3/h, 1,2W 12VD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uting</text:p>
          </table:table-cell>
          <table:table-cell office:value-type="string" calcext:value-type="string">
            <text:p>Raspberry 3 model B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ing</text:p>
          </table:table-cell>
          <table:table-cell office:value-type="string" calcext:value-type="string">
            <text:p>SD Card 16 GB UHS-I (U3) / Class 10 (C10) microSDHC/TF Flash Memory Card</text:p>
          </table:table-cell>
          <table:table-cell office:value-type="string" calcext:value-type="string">
            <text:p>Alertse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ing</text:p>
          </table:table-cell>
          <table:table-cell office:value-type="string" calcext:value-type="string">
            <text:p>Raspberry Pi Module Caméra Raspberry Pi PiNoir Camera V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Strip 15 leds IR – L = 28cm <text:s/>IR 940nm </text:p>
          </table:table-cell>
          <table:table-cell office:value-type="string" calcext:value-type="string">
            <text:p>SOLAROX</text:p>
          </table:table-cell>
          <table:table-cell office:value-type="string" calcext:value-type="string">
            <text:p>IR1-60-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table:style-name="ce1" office:value-type="string" calcext:value-type="string">
            <text:p>MOSFET, Canal-N, 47 A 55 V TO-220AB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table:style-name="ce1" office:value-type="string" calcext:value-type="string">
            <text:p><text:s/>AC/DC Adapter 12V c.c., 0 → 1A, 90 → 264V c.a., 12W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table:style-name="ce1" office:value-type="string" calcext:value-type="string">
            <text:p>DC/DC Converter Vin 7 → 28V c.c., Vout 5V c.c., 500mA, 2.5W</text:p>
          </table:table-cell>
          <table:table-cell office:value-type="string" calcext:value-type="string">
            <text:p>RECO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table:style-name="ce1" office:value-type="string" calcext:value-type="string">
            <text:p>Pi RTC (DS1307) – only for serve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<text:s/>polyester capacitor PET EPCOS, 1μF, ±10%, 40 V ac, 63 V dc, <text:s/>Through-hole, 5mm pitch, B325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table:style-name="ce1" office:value-type="string" calcext:value-type="string">
            <text:p>D2,LED_JLED_THT:LED_D3.0mm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table:style-name="ce1" office:value-type="string" calcext:value-type="string">
            <text:p>D1,LED_RLED_THT:LED_D3.0mm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table:style-name="ce1" office:value-type="string" calcext:value-type="string">
            <text:p>D3,LED_VLED_THT:LED_D3.0mm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table:style-name="ce1" office:value-type="string" calcext:value-type="string">
            <text:p>2-contact PCB socket, through hole mounting, 5.08mm pitch, vertical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table:style-name="ce1" office:value-type="string" calcext:value-type="string">
            <text:p>metallic film resistor 100Ω, 0,25W,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table:style-name="ce1" office:value-type="string" calcext:value-type="string">
            <text:p>Resistor 270Ω, 0,25W, ±5%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table:style-name="ce1" office:value-type="string" calcext:value-type="string">
            <text:p>resistor 680Ω, 0,25W, ±5%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table:style-name="ce1" office:value-type="string" calcext:value-type="string">
            <text:p>resistor 10kΩ, 0,25W, ±5%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table:style-name="ce1" office:value-type="string" calcext:value-type="string">
            <text:p>Tactile switch, 1NO - NO, 50mA/24Vdc, Black 5mm Push Button B3F-1020</text:p>
          </table:table-cell>
          <table:table-cell office:value-type="string" calcext:value-type="string">
            <text:p>OMRON</text:p>
          </table:table-cell>
          <table:table-cell/>
          <table:table-cell office:value-type="float" office:value="3" calcext:value-type="float">
            <text:p>3</text:p>
          </table:table-cell>
        </table:table-row>
      </table:table>
      <table:table table:name="Vocab" table:style-name="ta1">
        <table:table-column table:style-name="co1" table:default-cell-style-name="Default"/>
        <table:table-row table:style-name="ro1">
          <table:table-cell office:value-type="string" calcext:value-type="string">
            <text:p>Statut</text:p>
          </table:table-cell>
        </table:table-row>
        <table:table-row table:style-name="ro1">
          <table:table-cell office:value-type="string" calcext:value-type="string">
            <text:p>Commandé</text:p>
          </table:table-cell>
        </table:table-row>
        <table:table-row table:style-name="ro1">
          <table:table-cell office:value-type="string" calcext:value-type="string">
            <text:p>Livraison en Cours</text:p>
          </table:table-cell>
        </table:table-row>
        <table:table-row table:style-name="ro1">
          <table:table-cell office:value-type="string" calcext:value-type="string">
            <text:p>Reçu</text:p>
          </table:table-cell>
        </table:table-row>
        <table:table-row table:style-name="ro1">
          <table:table-cell office:value-type="string" calcext:value-type="string">
            <text:p>Problè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3:30:15.662914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aurent ROY</meta:initial-creator>
    <meta:creation-date>2019-12-06T17:48:18.456094415</meta:creation-date>
    <meta:generator>LibreOffice/6.4.6.2$Linux_X86_64 LibreOffice_project/40$Build-2</meta:generator>
    <dc:date>2021-03-07T17:28:26.945173042</dc:date>
    <dc:creator>Laurent ROY</dc:creator>
    <meta:editing-duration>PT4H18M38S</meta:editing-duration>
    <meta:editing-cycles>27</meta:editing-cycles>
    <meta:document-statistic meta:table-count="2" meta:cell-count="166" meta:object-count="0"/>
  </office:meta>
</office:document-meta>
</file>